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D00000375E4AFEDF13FDCA8B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9.048cm" fo:min-width="33.867cm" fo:padding-top="0cm" fo:padding-bottom="0cm" fo:padding-left="0cm" fo:padding-right="0cm" fo:wrap-option="wrap" fo:clip="rect(0cm, 0cm, 0cm, 0cm)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standard">
      <style:graphic-properties draw:stroke="none" svg:stroke-color="#000000" draw:fill="solid" draw:fill-color="#000000" draw:opacity="22%" draw:auto-grow-height="true" draw:auto-grow-width="false" fo:max-height="0cm" fo:min-height="2.13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.053cm" fo:margin-right="0.018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.053cm" fo:margin-right="0.018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.053cm" fo:margin-right="0.018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.053cm" fo:margin-right="0.018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0000" draw:opacity="22%"/>
      <style:paragraph-properties style:writing-mode="lr-tb"/>
      <style:text-properties fo:color="#ffffff" loext:opacity="100%" fo:background-color="transparen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7pt" fo:letter-spacing="normal" fo:language="ru" fo:country="RU" fo:font-style="normal" style:text-underline-style="none" fo:font-weight="bold" fo:background-color="transparent" style:font-name-asian="Arial1" style:font-size-asian="37pt" style:font-style-asian="normal" style:font-weight-asian="bold" style:font-name-complex="Arial1" style:font-size-complex="37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8pt" fo:letter-spacing="normal" fo:language="ru" fo:country="RU" fo:font-style="normal" style:text-underline-style="none" fo:font-weight="bold" fo:background-color="transparent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3" style:family="text">
      <style:text-properties fo:font-variant="normal" fo:text-transform="none" fo:color="#00b0f0" loext:opacity="100%" style:text-line-through-style="none" style:text-line-through-type="none" style:text-position="0% 100%" style:font-name="Arial1" fo:font-size="37pt" fo:letter-spacing="normal" fo:language="ru" fo:country="RU" fo:font-style="normal" style:text-underline-style="none" fo:font-weight="bold" fo:background-color="transparent" style:font-name-asian="Arial1" style:font-size-asian="37pt" style:font-style-asian="normal" style:font-weight-asian="bold" style:font-name-complex="Arial1" style:font-size-complex="37pt" style:font-style-complex="normal" style:font-weight-complex="bold"/>
    </style:style>
    <style:style style:name="T4" style:family="text">
      <style:text-properties fo:color="#ffffff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custom-shape draw:name="Google Shape;307;ge2f68ec943_0_606" draw:style-name="gr1" draw:text-style-name="P3" draw:layer="layout" svg:width="33.866cm" svg:height="19.047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ge2f68ec943_0_606" draw:style-name="gr2" draw:text-style-name="P5" draw:layer="layout" svg:width="22.859cm" svg:height="5.064cm" svg:x="7.236cm" svg:y="1.25cm">
          <text:p text:style-name="P4"><text:span text:style-name="T1"><text:s/></text:span><text:span text:style-name="T1">Институт №8 </text:span></text:p>
          <text:p text:style-name="P4"><text:span text:style-name="T1">«</text:span><text:span text:style-name="T2">Компьютерные науки и прикладная математика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ge2f68ec943_0_606" draw:style-name="gr3" draw:text-style-name="P7" draw:layer="layout" svg:width="27.657cm" svg:height="2.819cm" svg:x="1.553cm" svg:y="6.706cm">
          <text:p text:style-name="P6"><text:span text:style-name="T3">Выпускная квалификационная работа бакалавра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0.502cm" svg:height="1.267cm" svg:x="-0.635cm" svg:y="1.905cm">
          <draw:text-box>
            <text:p/>
          </draw:text-box>
        </draw:frame>
        <draw:frame draw:style-name="gr5" draw:text-style-name="P9" draw:layer="layout" svg:width="16.51cm" svg:height="2.384cm" svg:x="13.97cm" svg:y="12.221cm">
          <draw:text-box>
            <text:p><text:span text:style-name="T4">Студент: Шичко Алексей Игоревич</text:span></text:p>
            <text:p><text:span text:style-name="T4">Группа: М8о-407б-18</text:span></text:p>
            <text:p><text:span text:style-name="T4">Научный руководитель: Морозов Александр Юрьевич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Цель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4">
              <text:list-header>
                <text:p>Основываясь на полученных в процессе обучения знаниях, написать программное обеспечение для поиска алгоритмов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Проанализировать предметную область.</text:p>
              </text:list-item>
              <text:list-item>
                <text:p>Проанализиировать актуальность поставленной задачи.</text:p>
              </text:list-item>
              <text:list-item>
                <text:p>Проанализировать существующие на рынке решения.</text:p>
              </text:list-item>
              <text:list-item>
                <text:p>Проанализировать существующие инструменты для написания решения.</text:p>
              </text:list-item>
              <text:list-item>
                <text:p>Составить макет решения.</text:p>
              </text:list-item>
              <text:list-item>
                <text:p>Протестировать его на подвыборке данных.</text:p>
              </text:list-item>
              <text:list-item>
                <text:p>Разработать итоговое решение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Актуальность.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Алгоритмы в наше время решают судьбу многих компаний. 1 миллисекунда улучшения отклика сервиса может значительно повысить вовлеченность пользователей или клиентов. От вовлеченности в свою очередь, зависит прибыль и отношение самих пользователей.<text:line-break/><text:line-break/>Представив сервис, в котором программисты не знают и не умеют пользоваться алгоритмами, мы фактически представим себе большие накладные расходы на амортизацию вычислительных мощностей (т.к. их потребуется гораздо больше, чем на самом деле надо)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4">
              <text:list-header>
                <text:p>Найти оптимальные с точки зрения масштабирования и эксплуатации компоненты системы. Настроить их коммуникацию с дальнейшей виртуализацией. На основе построенных сервисов написать серви для поиски алгоритмов на интернет ресурсах без использования API последних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Результаты и личный вклад в работу</text:p>
          </draw:text-box>
        </draw:frame>
        <draw:frame presentation:style-name="pr4" draw:layer="layout" svg:width="25.199cm" svg:height="9.134cm" svg:x="1.27cm" svg:y="4.445cm" presentation:class="outline" presentation:user-transformed="true">
          <draw:text-box>
            <text:list text:style-name="L4">
              <text:list-header>
                <text:p>Инфраструктура написанна полностью в микросервисной архитектуре. Работу каждой отдельной компоненты можно проследить войдя в необходимый сервис либо с помощью команды верхнего уровня системы виртуализации. Результаты инфраструктуры легко достижимы либо из командной строки, либо путем перехода в браузере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С помощью написанных микросервисов программисты смогут облегчить себе жизнь, а ПО больше не будет лагать из-за десятков вложенных циклов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D00000375E4AFEDF13FDCA8B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19:15:59.345420310</meta:creation-date>
    <dc:date>2022-05-10T22:37:02.311098405</dc:date>
    <meta:editing-duration>PT13M7S</meta:editing-duration>
    <meta:editing-cycles>2</meta:editing-cycles>
    <meta:generator>LibreOffice/7.2.6.2$Linux_X86_64 LibreOffice_project/20$Build-2</meta:generator>
    <meta:document-statistic meta:object-count="54"/>
  </office:meta>
</office:document-meta>
</file>